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0ef9" officeooo:paragraph-rsid="00080ef9"/>
    </style:style>
    <style:style style:name="P2" style:family="paragraph" style:parent-style-name="Standard">
      <style:text-properties officeooo:rsid="000a4e27" officeooo:paragraph-rsid="000a4e27"/>
    </style:style>
    <style:style style:name="P3" style:family="paragraph" style:parent-style-name="Standard">
      <style:text-properties officeooo:rsid="000bfc06" officeooo:paragraph-rsid="000bfc06"/>
    </style:style>
    <style:style style:name="P4" style:family="paragraph" style:parent-style-name="Standard">
      <style:text-properties fo:font-size="10pt" officeooo:rsid="000bfc06" officeooo:paragraph-rsid="000bfc06" style:font-size-asian="10pt" style:font-size-complex="10pt"/>
    </style:style>
    <style:style style:name="P5" style:family="paragraph" style:parent-style-name="Standard">
      <style:text-properties fo:font-size="10pt" officeooo:rsid="000f8b61" officeooo:paragraph-rsid="000f8b61" style:font-size-asian="10pt" style:font-size-complex="10pt"/>
    </style:style>
    <style:style style:name="P6" style:family="paragraph" style:parent-style-name="Standard">
      <style:text-properties fo:font-size="10pt" officeooo:rsid="0012238f" officeooo:paragraph-rsid="0012238f" style:font-size-asian="10pt" style:font-size-complex="10pt"/>
    </style:style>
    <style:style style:name="P7" style:family="paragraph" style:parent-style-name="Standard">
      <style:text-properties fo:font-weight="bold" officeooo:rsid="000bfc06" officeooo:paragraph-rsid="000bfc06" style:font-weight-asian="bold" style:font-weight-complex="bold"/>
    </style:style>
    <style:style style:name="P8" style:family="paragraph" style:parent-style-name="Standard">
      <style:text-properties fo:font-weight="bold" officeooo:rsid="000f8b61" officeooo:paragraph-rsid="000f8b61" style:font-weight-asian="bold" style:font-weight-complex="bold"/>
    </style:style>
    <style:style style:name="P9" style:family="paragraph" style:parent-style-name="Standard">
      <style:text-properties fo:font-weight="bold" officeooo:rsid="0012238f" officeooo:paragraph-rsid="0012238f" style:font-weight-asian="bold" style:font-weight-complex="bold"/>
    </style:style>
    <style:style style:name="P10" style:family="paragraph" style:parent-style-name="Standard">
      <style:text-properties officeooo:rsid="000f8b61" officeooo:paragraph-rsid="000f8b61"/>
    </style:style>
    <style:style style:name="P11" style:family="paragraph" style:parent-style-name="Standard">
      <style:text-properties officeooo:rsid="0012238f" officeooo:paragraph-rsid="0012238f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13739" style:font-name="Monospace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13739" style:font-name="Monospace" fo:font-size="10pt" style:font-size-asian="10pt" style:font-size-complex="10pt"/>
    </style:style>
    <style:style style:name="P16" style:family="paragraph" style:parent-style-name="Standard">
      <style:text-properties fo:font-weight="bold" officeooo:rsid="00080ef9" officeooo:paragraph-rsid="00080ef9" style:font-weight-asian="bold" style:font-weight-complex="bold"/>
    </style:style>
    <style:style style:name="T1" style:family="text">
      <style:text-properties fo:color="#313739" style:font-name="Monospace"/>
    </style:style>
    <style:style style:name="T2" style:family="text">
      <style:text-properties fo:color="#313739" style:font-name="Monospace" fo:font-weight="bold" style:font-weight-asian="bold"/>
    </style:style>
    <style:style style:name="T3" style:family="text">
      <style:text-properties fo:color="#008080" style:font-name="Monospace"/>
    </style:style>
    <style:style style:name="T4" style:family="text">
      <style:text-properties fo:color="#3f7f7f" style:font-name="Monospace"/>
    </style:style>
    <style:style style:name="T5" style:family="text">
      <style:text-properties style:font-name="Monospace"/>
    </style:style>
    <style:style style:name="T6" style:family="text">
      <style:text-properties fo:color="#7f007f" style:font-name="Monospace"/>
    </style:style>
    <style:style style:name="T7" style:family="text">
      <style:text-properties fo:color="#2a00ff" style:font-name="Monospace" fo:font-style="italic" style:font-style-asian="italic"/>
    </style:style>
    <style:style style:name="T8" style:family="text">
      <style:text-properties fo:color="#2a00ff" style:font-name="Monospace" fo:font-style="italic" fo:font-weight="bold" style:font-style-asian="italic" style:font-weight-asian="bold"/>
    </style:style>
    <style:style style:name="T9" style:family="text">
      <style:text-properties fo:color="#808080" style:font-name="Monospace"/>
    </style:style>
    <style:style style:name="T10" style:family="text">
      <style:text-properties fo:color="#3f7f5f" style:font-name="Monospace"/>
    </style:style>
    <style:style style:name="T11" style:family="text">
      <style:text-properties fo:color="#3f5fbf" style:font-name="Monospa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D – AccoutMgt</text:p>
      <text:p text:style-name="P1"/>
      <text:p text:style-name="P16">Portlet ID 5 – Đăng ký tài khoản mới</text:p>
      <text:p text:style-name="P1"/>
      <text:p text:style-name="P1">+ service.xml path: org.opencps.accmgt.dao</text:p>
      <text:p text:style-name="P1">+ packet of portlet class: org.opencps.accmgt.portlet</text:p>
      <text:p text:style-name="P2">+ jsp folder: /html/portlet/accountmgt</text:p>
      <text:p text:style-name="P2"/>
      <text:p text:style-name="P7">portlet.xml</text:p>
      <text:p text:style-name="P3"/>
      <text:p text:style-name="P4"><text:span text:style-name="T1"><text:tab/></text:span><text:span text:style-name="T3">&lt;</text:span><text:span text:style-name="T4">portlet</text:span><text:span text:style-name="T3">&gt;</text:span></text:p>
      <text:p text:style-name="P12"><text:span text:style-name="T1"><text:tab/><text:tab/></text:span><text:span text:style-name="T3">&lt;</text:span><text:span text:style-name="T4">portlet-name</text:span><text:span text:style-name="T3">&gt;</text:span><text:span text:style-name="T1">5</text:span><text:span text:style-name="T3">&lt;/</text:span><text:span text:style-name="T4">portlet-name</text:span><text:span text:style-name="T3">&gt;</text:span></text:p>
      <text:p text:style-name="P12"><text:span text:style-name="T1"><text:tab/><text:tab/></text:span><text:span text:style-name="T3">&lt;</text:span><text:span text:style-name="T4">display-name</text:span><text:span text:style-name="T3">&gt;</text:span><text:span text:style-name="T1">Account Register</text:span><text:span text:style-name="T3">&lt;/</text:span><text:span text:style-name="T4">display-name</text:span><text:span text:style-name="T3">&gt;</text:span></text:p>
      <text:p text:style-name="P12"><text:span text:style-name="T1"><text:tab/><text:tab/></text:span><text:span text:style-name="T3">&lt;</text:span><text:span text:style-name="T4">portlet-class</text:span><text:span text:style-name="T3">&gt;</text:span></text:p>
      <text:p text:style-name="P14"><text:tab/><text:tab/><text:tab/>org.opencps.accountmgt.portlet.AccountRegPortlet<text:tab/></text:p>
      <text:p text:style-name="P12"><text:span text:style-name="T2"><text:tab/><text:tab/></text:span><text:span text:style-name="T3">&lt;/</text:span><text:span text:style-name="T4">portlet-class</text:span><text:span text:style-name="T3">&gt;</text:span></text:p>
      <text:p text:style-name="P12"><text:span text:style-name="T1"><text:tab/><text:tab/></text:span><text:span text:style-name="T3">&lt;</text:span><text:span text:style-name="T4">init-param</text:span><text:span text:style-name="T3">&gt;</text:span></text:p>
      <text:p text:style-name="P12"><text:span text:style-name="T1"><text:tab/><text:tab/><text:tab/></text:span><text:span text:style-name="T3">&lt;</text:span><text:span text:style-name="T4">name</text:span><text:span text:style-name="T3">&gt;</text:span><text:span text:style-name="T1">view-template</text:span><text:span text:style-name="T3">&lt;/</text:span><text:span text:style-name="T4">name</text:span><text:span text:style-name="T3">&gt;</text:span></text:p>
      <text:p text:style-name="P12"><text:span text:style-name="T1"><text:tab/><text:tab/><text:tab/></text:span><text:span text:style-name="T3">&lt;</text:span><text:span text:style-name="T4">value</text:span><text:span text:style-name="T3">&gt;</text:span><text:span text:style-name="T1">/html/portlets/accountmgt/acount_reg/register.jsp</text:span><text:span text:style-name="T3">&lt;/</text:span><text:span text:style-name="T4">value</text:span><text:span text:style-name="T3">&gt;</text:span></text:p>
      <text:p text:style-name="P12"><text:span text:style-name="T1"><text:tab/><text:tab/></text:span><text:span text:style-name="T3">&lt;/</text:span><text:span text:style-name="T4">init-param</text:span><text:span text:style-name="T3">&gt;</text:span></text:p>
      <text:p text:style-name="P12"><text:span text:style-name="T1"><text:tab/><text:tab/></text:span><text:span text:style-name="T3">&lt;</text:span><text:span text:style-name="T4">init-param</text:span><text:span text:style-name="T3">&gt;</text:span></text:p>
      <text:p text:style-name="P12"><text:span text:style-name="T1"><text:tab/><text:tab/><text:tab/></text:span><text:span text:style-name="T3">&lt;</text:span><text:span text:style-name="T4">name</text:span><text:span text:style-name="T3">&gt;</text:span><text:span text:style-name="T1">template-path</text:span><text:span text:style-name="T3">&lt;/</text:span><text:span text:style-name="T4">name</text:span><text:span text:style-name="T3">&gt;</text:span></text:p>
      <text:p text:style-name="P12"><text:span text:style-name="T1"><text:tab/><text:tab/><text:tab/></text:span><text:span text:style-name="T3">&lt;</text:span><text:span text:style-name="T4">value</text:span><text:span text:style-name="T3">&gt;</text:span><text:span text:style-name="T1">/html/portlets/accountmgt/acount_reg/</text:span><text:span text:style-name="T3">&lt;/</text:span><text:span text:style-name="T4">value</text:span><text:span text:style-name="T3">&gt;</text:span></text:p>
      <text:p text:style-name="P12"><text:span text:style-name="T1"><text:tab/><text:tab/></text:span><text:span text:style-name="T3">&lt;/</text:span><text:span text:style-name="T4">init-param</text:span><text:span text:style-name="T3">&gt;</text:span></text:p>
      <text:p text:style-name="P12"><text:span text:style-name="T1"><text:tab/><text:tab/></text:span><text:span text:style-name="T3">&lt;</text:span><text:span text:style-name="T4">expiration-cache</text:span><text:span text:style-name="T3">&gt;</text:span><text:span text:style-name="T1">0</text:span><text:span text:style-name="T3">&lt;/</text:span><text:span text:style-name="T4">expiration-cache</text:span><text:span text:style-name="T3">&gt;</text:span></text:p>
      <text:p text:style-name="P12"><text:span text:style-name="T1"><text:tab/><text:tab/></text:span><text:span text:style-name="T3">&lt;</text:span><text:span text:style-name="T4">supports</text:span><text:span text:style-name="T3">&gt;</text:span></text:p>
      <text:p text:style-name="P12"><text:span text:style-name="T1"><text:tab/><text:tab/><text:tab/></text:span><text:span text:style-name="T3">&lt;</text:span><text:span text:style-name="T4">mime-type</text:span><text:span text:style-name="T3">&gt;</text:span><text:span text:style-name="T1">text/html</text:span><text:span text:style-name="T3">&lt;/</text:span><text:span text:style-name="T4">mime-type</text:span><text:span text:style-name="T3">&gt;</text:span></text:p>
      <text:p text:style-name="P12"><text:span text:style-name="T1"><text:tab/><text:tab/></text:span><text:span text:style-name="T3">&lt;/</text:span><text:span text:style-name="T4">supports</text:span><text:span text:style-name="T3">&gt;</text:span></text:p>
      <text:p text:style-name="P12"><text:span text:style-name="T1"><text:tab/><text:tab/></text:span><text:span text:style-name="T3">&lt;</text:span><text:span text:style-name="T4">resource-bundle</text:span><text:span text:style-name="T3">&gt;</text:span><text:span text:style-name="T2">content.Language_5</text:span><text:span text:style-name="T3">&lt;/</text:span><text:span text:style-name="T4">resource-bundle</text:span><text:span text:style-name="T3">&gt;</text:span></text:p>
      <text:p text:style-name="P12"><text:span text:style-name="T1"><text:tab/><text:tab/></text:span><text:span text:style-name="T3">&lt;</text:span><text:span text:style-name="T4">portlet-info</text:span><text:span text:style-name="T3">&gt;</text:span></text:p>
      <text:p text:style-name="P12"><text:span text:style-name="T1"><text:tab/><text:tab/><text:tab/></text:span><text:span text:style-name="T3">&lt;</text:span><text:span text:style-name="T4">title</text:span><text:span text:style-name="T3">&gt;</text:span><text:span text:style-name="T1">Account Register</text:span><text:span text:style-name="T3">&lt;/</text:span><text:span text:style-name="T4">title</text:span><text:span text:style-name="T3">&gt;</text:span></text:p>
      <text:p text:style-name="P12"><text:span text:style-name="T1"><text:tab/><text:tab/><text:tab/></text:span><text:span text:style-name="T3">&lt;</text:span><text:span text:style-name="T4">short-title</text:span><text:span text:style-name="T3">&gt;</text:span><text:span text:style-name="T1">Account Register</text:span><text:span text:style-name="T3">&lt;/</text:span><text:span text:style-name="T4">short-title</text:span><text:span text:style-name="T3">&gt;</text:span></text:p>
      <text:p text:style-name="P12"><text:span text:style-name="T1"><text:tab/><text:tab/><text:tab/></text:span><text:span text:style-name="T3">&lt;</text:span><text:span text:style-name="T4">keywords</text:span><text:span text:style-name="T3">&gt;</text:span><text:span text:style-name="T1">Account Register</text:span><text:span text:style-name="T3">&lt;/</text:span><text:span text:style-name="T4">keywords</text:span><text:span text:style-name="T3">&gt;</text:span></text:p>
      <text:p text:style-name="P12"><text:span text:style-name="T1"><text:tab/><text:tab/></text:span><text:span text:style-name="T3">&lt;/</text:span><text:span text:style-name="T4">portlet-info</text:span><text:span text:style-name="T3">&gt;</text:span></text:p>
      <text:p text:style-name="P12"><text:span text:style-name="T1"><text:tab/><text:tab/></text:span><text:span text:style-name="T3">&lt;</text:span><text:span text:style-name="T4">security-role-ref</text:span><text:span text:style-name="T3">&gt;</text:span></text:p>
      <text:p text:style-name="P12"><text:span text:style-name="T1"><text:tab/><text:tab/><text:tab/></text:span><text:span text:style-name="T3">&lt;</text:span><text:span text:style-name="T4">role-name</text:span><text:span text:style-name="T3">&gt;</text:span><text:span text:style-name="T1">administrator</text:span><text:span text:style-name="T3">&lt;/</text:span><text:span text:style-name="T4">role-name</text:span><text:span text:style-name="T3">&gt;</text:span></text:p>
      <text:p text:style-name="P12"><text:span text:style-name="T1"><text:tab/><text:tab/></text:span><text:span text:style-name="T3">&lt;/</text:span><text:span text:style-name="T4">security-role-ref</text:span><text:span text:style-name="T3">&gt;</text:span></text:p>
      <text:p text:style-name="P12"><text:span text:style-name="T1"><text:tab/><text:tab/></text:span><text:span text:style-name="T3">&lt;</text:span><text:span text:style-name="T4">security-role-ref</text:span><text:span text:style-name="T3">&gt;</text:span></text:p>
      <text:p text:style-name="P12"><text:span text:style-name="T1"><text:tab/><text:tab/><text:tab/></text:span><text:span text:style-name="T3">&lt;</text:span><text:span text:style-name="T4">role-name</text:span><text:span text:style-name="T3">&gt;</text:span><text:span text:style-name="T1">guest</text:span><text:span text:style-name="T3">&lt;/</text:span><text:span text:style-name="T4">role-name</text:span><text:span text:style-name="T3">&gt;</text:span></text:p>
      <text:p text:style-name="P12"><text:span text:style-name="T1"><text:tab/><text:tab/></text:span><text:span text:style-name="T3">&lt;/</text:span><text:span text:style-name="T4">security-role-ref</text:span><text:span text:style-name="T3">&gt;</text:span></text:p>
      <text:p text:style-name="P12"><text:span text:style-name="T1"><text:tab/><text:tab/></text:span><text:span text:style-name="T3">&lt;</text:span><text:span text:style-name="T4">security-role-ref</text:span><text:span text:style-name="T3">&gt;</text:span></text:p>
      <text:p text:style-name="P12"><text:span text:style-name="T1"><text:tab/><text:tab/><text:tab/></text:span><text:span text:style-name="T3">&lt;</text:span><text:span text:style-name="T4">role-name</text:span><text:span text:style-name="T3">&gt;</text:span><text:span text:style-name="T1">power-user</text:span><text:span text:style-name="T3">&lt;/</text:span><text:span text:style-name="T4">role-name</text:span><text:span text:style-name="T3">&gt;</text:span></text:p>
      <text:p text:style-name="P12"><text:span text:style-name="T1"><text:tab/><text:tab/></text:span><text:span text:style-name="T3">&lt;/</text:span><text:span text:style-name="T4">security-role-ref</text:span><text:span text:style-name="T3">&gt;</text:span></text:p>
      <text:p text:style-name="P12"><text:span text:style-name="T1"><text:tab/><text:tab/></text:span><text:span text:style-name="T3">&lt;</text:span><text:span text:style-name="T4">security-role-ref</text:span><text:span text:style-name="T3">&gt;</text:span></text:p>
      <text:p text:style-name="P12"><text:span text:style-name="T1"><text:tab/><text:tab/><text:tab/></text:span><text:span text:style-name="T3">&lt;</text:span><text:span text:style-name="T4">role-name</text:span><text:span text:style-name="T3">&gt;</text:span><text:span text:style-name="T1">user</text:span><text:span text:style-name="T3">&lt;/</text:span><text:span text:style-name="T4">role-name</text:span><text:span text:style-name="T3">&gt;</text:span></text:p>
      <text:p text:style-name="P12"><text:span text:style-name="T1"><text:tab/><text:tab/></text:span><text:span text:style-name="T3">&lt;/</text:span><text:span text:style-name="T4">security-role-ref</text:span><text:span text:style-name="T3">&gt;</text:span></text:p>
      <text:p text:style-name="P12"><text:span text:style-name="T1"><text:tab/></text:span><text:span text:style-name="T3">&lt;/</text:span><text:span text:style-name="T4">portlet</text:span><text:span text:style-name="T3">&gt;</text:span></text:p>
      <text:p text:style-name="P3"/>
      <text:p text:style-name="P8">liferay-portlet.xml</text:p>
      <text:p text:style-name="P10"/>
      <text:p text:style-name="P5"><text:span text:style-name="T1"><text:tab/></text:span><text:span text:style-name="T3">&lt;</text:span><text:span text:style-name="T4">portlet</text:span><text:span text:style-name="T3">&gt;</text:span></text:p>
      <text:p text:style-name="P12"><text:span text:style-name="T1"><text:tab/><text:tab/></text:span><text:span text:style-name="T3">&lt;</text:span><text:span text:style-name="T4">portlet-name</text:span><text:span text:style-name="T3">&gt;</text:span><text:span text:style-name="T2">5</text:span><text:span text:style-name="T3">&lt;/</text:span><text:span text:style-name="T4">portlet-name</text:span><text:span text:style-name="T3">&gt;</text:span></text:p>
      <text:p text:style-name="P12"><text:span text:style-name="T1"><text:tab/><text:tab/></text:span><text:span text:style-name="T3">&lt;</text:span><text:span text:style-name="T4">icon</text:span><text:span text:style-name="T3">&gt;</text:span><text:span text:style-name="T2">/icon.png</text:span><text:span text:style-name="T3">&lt;/</text:span><text:span text:style-name="T4">icon</text:span><text:span text:style-name="T3">&gt;</text:span></text:p>
      <text:p text:style-name="P12"><text:span text:style-name="T1"><text:tab/><text:tab/></text:span><text:span text:style-name="T3">&lt;</text:span><text:span text:style-name="T4">header-portlet-css</text:span><text:span text:style-name="T3">&gt;</text:span><text:span text:style-name="T2">/css/main.css</text:span><text:span text:style-name="T3">&lt;/</text:span><text:span text:style-name="T4">header-portlet-css</text:span><text:span text:style-name="T3">&gt;</text:span></text:p>
      <text:p text:style-name="P12"><text:span text:style-name="T1"><text:tab/><text:tab/></text:span><text:span text:style-name="T3">&lt;</text:span><text:span text:style-name="T4">footer-portlet-javascript</text:span><text:span text:style-name="T3">&gt;</text:span></text:p>
      <text:p text:style-name="P14"><text:soft-page-break/><text:tab/><text:tab/><text:tab/>/js/main.js</text:p>
      <text:p text:style-name="P12"><text:span text:style-name="T2"><text:tab/><text:tab/></text:span><text:span text:style-name="T3">&lt;/</text:span><text:span text:style-name="T4">footer-portlet-javascript</text:span><text:span text:style-name="T3">&gt;</text:span></text:p>
      <text:p text:style-name="P12"><text:span text:style-name="T1"><text:tab/><text:tab/></text:span><text:span text:style-name="T3">&lt;</text:span><text:span text:style-name="T4">css-class-wrapper</text:span><text:span text:style-name="T3">&gt;</text:span><text:span text:style-name="T1">5-opencps-accountmgt-portlet</text:span><text:span text:style-name="T3">&lt;/</text:span><text:span text:style-name="T4">css-class-wrapper</text:span><text:span text:style-name="T3">&gt;</text:span></text:p>
      <text:p text:style-name="P12"><text:span text:style-name="T1"><text:tab/></text:span><text:span text:style-name="T3">&lt;/</text:span><text:span text:style-name="T4">portlet</text:span><text:span text:style-name="T3">&gt;</text:span></text:p>
      <text:p text:style-name="P5"/>
      <text:p text:style-name="P9">service.xml</text:p>
      <text:p text:style-name="P11"/>
      <text:p text:style-name="P6"><text:span text:style-name="T3">&lt;?</text:span><text:span text:style-name="T4">xml</text:span><text:span text:style-name="T5"> </text:span><text:span text:style-name="T6">version</text:span><text:span text:style-name="T1">=</text:span><text:span text:style-name="T7">"1.0"</text:span><text:span text:style-name="T5"> </text:span><text:span text:style-name="T6">encoding</text:span><text:span text:style-name="T1">=</text:span><text:span text:style-name="T7">"UTF-8"</text:span><text:span text:style-name="T3">?&gt;</text:span></text:p>
      <text:p text:style-name="P12"><text:span text:style-name="T3">&lt;!</text:span><text:span text:style-name="T4">DOCTYPE</text:span><text:span text:style-name="T5"> </text:span><text:span text:style-name="T3">service-builder</text:span><text:span text:style-name="T5"> </text:span><text:span text:style-name="T9">PUBLIC</text:span><text:span text:style-name="T5"> </text:span><text:span text:style-name="T3">"-//Liferay//DTD Service Builder 6.2.0//EN"</text:span><text:span text:style-name="T5"> </text:span><text:span text:style-name="T10">"http://www.liferay.com/dtd/liferay-service-builder_6_2_0.dtd"</text:span><text:span text:style-name="T3">&gt;</text:span></text:p>
      <text:p text:style-name="P12"><text:span text:style-name="T3">&lt;</text:span><text:span text:style-name="T4">service-builder</text:span><text:span text:style-name="T5"> </text:span><text:span text:style-name="T6">package-path</text:span><text:span text:style-name="T1">=</text:span><text:span text:style-name="T8">"org.opencps.accountmgt"</text:span><text:span text:style-name="T3">&gt;</text:span></text:p>
      <text:p text:style-name="P12"><text:span text:style-name="T1"><text:tab/></text:span><text:span text:style-name="T3">&lt;</text:span><text:span text:style-name="T4">author</text:span><text:span text:style-name="T3">&gt;</text:span><text:span text:style-name="T1">khoavd</text:span><text:span text:style-name="T3">&lt;/</text:span><text:span text:style-name="T4">author</text:span><text:span text:style-name="T3">&gt;</text:span></text:p>
      <text:p text:style-name="P12"><text:span text:style-name="T1"><text:tab/></text:span><text:span text:style-name="T3">&lt;</text:span><text:span text:style-name="T4">namespace</text:span><text:span text:style-name="T3">&gt;</text:span><text:span text:style-name="T2">accountmgt</text:span><text:span text:style-name="T3">&lt;/</text:span><text:span text:style-name="T4">namespace</text:span><text:span text:style-name="T3">&gt;</text:span></text:p>
      <text:p text:style-name="P13"/>
      <text:p text:style-name="P12"><text:span text:style-name="T1"><text:tab/></text:span><text:span text:style-name="T3">&lt;</text:span><text:span text:style-name="T4">entity</text:span><text:span text:style-name="T5"> </text:span><text:span text:style-name="T6">name</text:span><text:span text:style-name="T1">=</text:span><text:span text:style-name="T7">"Citizen"</text:span><text:span text:style-name="T5"> </text:span><text:span text:style-name="T6">local-service</text:span><text:span text:style-name="T1">=</text:span><text:span text:style-name="T7">"true"</text:span></text:p>
      <text:p text:style-name="P12"><text:span text:style-name="T5"><text:tab/><text:tab/></text:span><text:span text:style-name="T6">remote-service</text:span><text:span text:style-name="T1">=</text:span><text:span text:style-name="T7">"true"</text:span><text:span text:style-name="T5"> </text:span><text:span text:style-name="T6">table</text:span><text:span text:style-name="T1">=</text:span><text:span text:style-name="T7">"opencps_acc_citizen"</text:span><text:span text:style-name="T3">&gt;</text:span></text:p>
      <text:p text:style-name="P13"/>
      <text:p text:style-name="P12"><text:span text:style-name="T1"><text:tab/><text:tab/></text:span><text:span text:style-name="T11">&lt;!-- PK fields --&gt;</text:span></text:p>
      <text:p text:style-name="P13"/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citizenId"</text:span><text:span text:style-name="T5"> </text:span><text:span text:style-name="T6">type</text:span><text:span text:style-name="T1">=</text:span><text:span text:style-name="T7">"long"</text:span><text:span text:style-name="T5"> </text:span><text:span text:style-name="T6">primary</text:span><text:span text:style-name="T1">=</text:span><text:span text:style-name="T7">"true"</text:span><text:span text:style-name="T5"> </text:span><text:span text:style-name="T3">/&gt;</text:span></text:p>
      <text:p text:style-name="P13"/>
      <text:p text:style-name="P12"><text:span text:style-name="T1"><text:tab/><text:tab/></text:span><text:span text:style-name="T11">&lt;!-- Audit fields --&gt;</text:span></text:p>
      <text:p text:style-name="P13"/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company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user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createDate"</text:span><text:span text:style-name="T5"> </text:span><text:span text:style-name="T6">type</text:span><text:span text:style-name="T1">=</text:span><text:span text:style-name="T7">"Date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modifiedDate"</text:span><text:span text:style-name="T5"> </text:span><text:span text:style-name="T6">type</text:span><text:span text:style-name="T1">=</text:span><text:span text:style-name="T7">"Date"</text:span><text:span text:style-name="T5"> </text:span><text:span text:style-name="T3">/&gt;</text:span></text:p>
      <text:p text:style-name="P13"/>
      <text:p text:style-name="P12"><text:span text:style-name="T1"><text:tab/><text:tab/></text:span><text:span text:style-name="T11">&lt;!-- Other fields --&gt;</text:span></text:p>
      <text:p text:style-name="P13"/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uuid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fullNam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personalId"</text:span><text:span text:style-name="T5"> </text:span><text:span text:style-name="T6">type</text:span><text:span text:style-name="T1">=</text:span><text:span text:style-name="T7">"String"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gender"</text:span><text:span text:style-name="T5"> </text:span><text:span text:style-name="T6">type</text:span><text:span text:style-name="T1">=</text:span><text:span text:style-name="T7">"int"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birthdate"</text:span><text:span text:style-name="T5"> </text:span><text:span text:style-name="T6">type</text:span><text:span text:style-name="T1">=</text:span><text:span text:style-name="T7">"Date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address"</text:span><text:span text:style-name="T5"> </text:span><text:span text:style-name="T6">type</text:span><text:span text:style-name="T1">=</text:span><text:span text:style-name="T7">"String"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cityCod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districtCod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wardCod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telNo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email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attachFile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mappingUser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accountStatus"</text:span><text:span text:style-name="T5"> </text:span><text:span text:style-name="T6">type</text:span><text:span text:style-name="T1">=</text:span><text:span text:style-name="T7">"int"</text:span><text:span text:style-name="T5"> </text:span><text:span text:style-name="T3">/&gt;</text:span></text:p>
      <text:p text:style-name="P13"/>
      <text:p text:style-name="P15"><text:tab/></text:p>
      <text:p text:style-name="P12"><text:span text:style-name="T1"><text:tab/><text:tab/></text:span><text:span text:style-name="T11">&lt;!-- Order --&gt;</text:span></text:p>
      <text:p text:style-name="P12"><text:span text:style-name="T1"><text:tab/><text:tab/></text:span><text:span text:style-name="T3">&lt;</text:span><text:span text:style-name="T4">order</text:span><text:span text:style-name="T5"> </text:span><text:span text:style-name="T6">by</text:span><text:span text:style-name="T1">=</text:span><text:span text:style-name="T7">"desc"</text:span><text:span text:style-name="T3">&gt;</text:span></text:p>
      <text:p text:style-name="P12"><text:span text:style-name="T1"><text:tab/><text:tab/><text:tab/></text:span><text:span text:style-name="T3">&lt;</text:span><text:span text:style-name="T4">order-column</text:span><text:span text:style-name="T5"> </text:span><text:span text:style-name="T6">name</text:span><text:span text:style-name="T1">=</text:span><text:span text:style-name="T7">"createDate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order</text:span><text:span text:style-name="T3">&gt;</text:span></text:p>
      <text:p text:style-name="P13"/>
      <text:p text:style-name="P12"><text:span text:style-name="T1"><text:tab/><text:tab/></text:span><text:span text:style-name="T11">&lt;!-- Finder methods --&gt;</text:span></text:p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roupId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5"><text:tab/><text:tab/></text:p>
      <text:p text:style-name="P12"><text:soft-page-break/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_S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accountStatus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5"><text:tab/><text:tab/></text:p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_S_C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accountStatus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cityCode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5"><text:tab/><text:tab/></text:p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_S_D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accountStatus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districtCode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5"><text:tab/><text:tab/></text:p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_S_W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accountStatus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wardCode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5"><text:tab/><text:tab/></text:p>
      <text:p text:style-name="P12"><text:span text:style-name="T1"><text:tab/><text:tab/></text:span><text:span text:style-name="T3">&lt;</text:span><text:span text:style-name="T4">reference</text:span><text:span text:style-name="T5"> </text:span><text:span text:style-name="T6">entity</text:span><text:span text:style-name="T1">=</text:span><text:span text:style-name="T7">"User"</text:span><text:span text:style-name="T5"> </text:span><text:span text:style-name="T6">package-path</text:span><text:span text:style-name="T1">=</text:span><text:span text:style-name="T7">"com.liferay.portal"</text:span><text:span text:style-name="T5"> </text:span><text:span text:style-name="T3">/&gt;</text:span></text:p>
      <text:p text:style-name="P15"><text:tab/><text:tab/></text:p>
      <text:p text:style-name="P12"><text:span text:style-name="T1"><text:tab/></text:span><text:span text:style-name="T3">&lt;/</text:span><text:span text:style-name="T4">entity</text:span><text:span text:style-name="T3">&gt;</text:span></text:p>
      <text:p text:style-name="P13"/>
      <text:p text:style-name="P12"><text:span text:style-name="T1"><text:tab/></text:span><text:span text:style-name="T3">&lt;</text:span><text:span text:style-name="T4">entity</text:span><text:span text:style-name="T5"> </text:span><text:span text:style-name="T6">name</text:span><text:span text:style-name="T1">=</text:span><text:span text:style-name="T7">"Business"</text:span><text:span text:style-name="T5"> </text:span><text:span text:style-name="T6">local-service</text:span><text:span text:style-name="T1">=</text:span><text:span text:style-name="T7">"true"</text:span><text:span text:style-name="T5"> </text:span><text:span text:style-name="T6">remote-service</text:span><text:span text:style-name="T1">=</text:span><text:span text:style-name="T7">"true"</text:span></text:p>
      <text:p text:style-name="P12"><text:span text:style-name="T5"><text:tab/><text:tab/></text:span><text:span text:style-name="T6">table</text:span><text:span text:style-name="T1">=</text:span><text:span text:style-name="T7">"opencps_acc_business"</text:span><text:span text:style-name="T3">&gt;</text:span></text:p>
      <text:p text:style-name="P13"/>
      <text:p text:style-name="P12"><text:span text:style-name="T1"><text:tab/><text:tab/></text:span><text:span text:style-name="T11">&lt;!-- PK fields --&gt;</text:span></text:p>
      <text:p text:style-name="P13"/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businessId"</text:span><text:span text:style-name="T5"> </text:span><text:span text:style-name="T6">type</text:span><text:span text:style-name="T1">=</text:span><text:span text:style-name="T7">"long"</text:span><text:span text:style-name="T5"> </text:span><text:span text:style-name="T6">primary</text:span><text:span text:style-name="T1">=</text:span><text:span text:style-name="T7">"true"</text:span><text:span text:style-name="T5"> </text:span><text:span text:style-name="T3">/&gt;</text:span></text:p>
      <text:p text:style-name="P13"/>
      <text:p text:style-name="P12"><text:span text:style-name="T1"><text:tab/><text:tab/></text:span><text:span text:style-name="T11">&lt;!-- Audit fields --&gt;</text:span></text:p>
      <text:p text:style-name="P13"/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company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user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createDate"</text:span><text:span text:style-name="T5"> </text:span><text:span text:style-name="T6">type</text:span><text:span text:style-name="T1">=</text:span><text:span text:style-name="T7">"Date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modifiedDate"</text:span><text:span text:style-name="T5"> </text:span><text:span text:style-name="T6">type</text:span><text:span text:style-name="T1">=</text:span><text:span text:style-name="T7">"Date"</text:span><text:span text:style-name="T5"> </text:span><text:span text:style-name="T3">/&gt;</text:span></text:p>
      <text:p text:style-name="P13"/>
      <text:p text:style-name="P12"><text:span text:style-name="T1"><text:tab/><text:tab/></text:span><text:span text:style-name="T11">&lt;!-- Other fields --&gt;</text:span></text:p>
      <text:p text:style-name="P13"/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uuid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nam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enNam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shortNam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businessTyp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businessDomains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address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cityCod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districtCod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wardCod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telNo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email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representativeNam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representativeRol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oft-page-break/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attachFile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mappingOrganization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mappingUser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accountStatus"</text:span><text:span text:style-name="T5"> </text:span><text:span text:style-name="T6">type</text:span><text:span text:style-name="T1">=</text:span><text:span text:style-name="T7">"int"</text:span><text:span text:style-name="T5"> </text:span><text:span text:style-name="T3">/&gt;</text:span></text:p>
      <text:p text:style-name="P15"><text:tab/><text:tab/></text:p>
      <text:p text:style-name="P12"><text:span text:style-name="T1"><text:tab/><text:tab/></text:span><text:span text:style-name="T11">&lt;!-- Order --&gt;</text:span></text:p>
      <text:p text:style-name="P12"><text:span text:style-name="T1"><text:tab/><text:tab/></text:span><text:span text:style-name="T3">&lt;</text:span><text:span text:style-name="T4">order</text:span><text:span text:style-name="T5"> </text:span><text:span text:style-name="T6">by</text:span><text:span text:style-name="T1">=</text:span><text:span text:style-name="T7">"desc"</text:span><text:span text:style-name="T3">&gt;</text:span></text:p>
      <text:p text:style-name="P12"><text:span text:style-name="T1"><text:tab/><text:tab/><text:tab/></text:span><text:span text:style-name="T3">&lt;</text:span><text:span text:style-name="T4">order-column</text:span><text:span text:style-name="T5"> </text:span><text:span text:style-name="T6">name</text:span><text:span text:style-name="T1">=</text:span><text:span text:style-name="T7">"createDate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order</text:span><text:span text:style-name="T3">&gt;</text:span></text:p>
      <text:p text:style-name="P13"/>
      <text:p text:style-name="P12"><text:span text:style-name="T1"><text:tab/><text:tab/></text:span><text:span text:style-name="T11">&lt;!-- Finder methods --&gt;</text:span></text:p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roupId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5"><text:tab/><text:tab/></text:p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_S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accountStatus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3"/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_S_C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accountStatus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cityCode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3"/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_S_D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accountStatus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districtCode"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3"/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_T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businessType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5"><text:tab/><text:tab/></text:p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_D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businessDomains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5"><text:tab/><text:tab/></text:p>
      <text:p text:style-name="P12"><text:span text:style-name="T1"><text:tab/><text:tab/></text:span><text:span text:style-name="T3">&lt;</text:span><text:span text:style-name="T4">reference</text:span><text:span text:style-name="T5"> </text:span><text:span text:style-name="T6">package-path</text:span><text:span text:style-name="T1">=</text:span><text:span text:style-name="T7">"com.liferay.portal"</text:span><text:span text:style-name="T5"> </text:span><text:span text:style-name="T6">entity</text:span><text:span text:style-name="T1">=</text:span><text:span text:style-name="T7">"Organization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reference</text:span><text:span text:style-name="T5"> </text:span><text:span text:style-name="T6">package-path</text:span><text:span text:style-name="T1">=</text:span><text:span text:style-name="T7">"com.liferay.portal"</text:span><text:span text:style-name="T5"> </text:span><text:span text:style-name="T6">entity</text:span><text:span text:style-name="T1">=</text:span><text:span text:style-name="T7">"User"</text:span><text:span text:style-name="T5"> </text:span><text:span text:style-name="T3">/&gt;</text:span></text:p>
      <text:p text:style-name="P12"><text:span text:style-name="T1"><text:tab/></text:span><text:span text:style-name="T3">&lt;/</text:span><text:span text:style-name="T4">entity</text:span><text:span text:style-name="T3">&gt;</text:span></text:p>
      <text:p text:style-name="P13"/>
      <text:p text:style-name="P12"><text:span text:style-name="T1"><text:tab/></text:span><text:span text:style-name="T3">&lt;</text:span><text:span text:style-name="T4">entity</text:span><text:span text:style-name="T5"> </text:span><text:span text:style-name="T6">name</text:span><text:span text:style-name="T1">=</text:span><text:span text:style-name="T7">"BusinessAccount"</text:span><text:span text:style-name="T5"> </text:span><text:span text:style-name="T6">local-service</text:span><text:span text:style-name="T1">=</text:span><text:span text:style-name="T7">"true"</text:span><text:span text:style-name="T5"> </text:span><text:span text:style-name="T6">remote-service</text:span><text:span text:style-name="T1">=</text:span><text:span text:style-name="T7">"true"</text:span></text:p>
      <text:p text:style-name="P12"><text:span text:style-name="T5"><text:tab/><text:tab/></text:span><text:span text:style-name="T6">table</text:span><text:span text:style-name="T1">=</text:span><text:span text:style-name="T7">"opencps_acc_business_account"</text:span><text:span text:style-name="T3">&gt;</text:span></text:p>
      <text:p text:style-name="P13"/>
      <text:p text:style-name="P12"><text:span text:style-name="T1"><text:tab/><text:tab/></text:span><text:span text:style-name="T11">&lt;!-- PK fields --&gt;</text:span></text:p>
      <text:p text:style-name="P13"/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businessAccountId"</text:span><text:span text:style-name="T5"> </text:span><text:span text:style-name="T6">type</text:span><text:span text:style-name="T1">=</text:span><text:span text:style-name="T7">"long"</text:span><text:span text:style-name="T5"> </text:span><text:span text:style-name="T6">primary</text:span><text:span text:style-name="T1">=</text:span><text:span text:style-name="T7">"true"</text:span><text:span text:style-name="T5"> </text:span><text:span text:style-name="T3">/&gt;</text:span></text:p>
      <text:p text:style-name="P13"/>
      <text:p text:style-name="P12"><text:span text:style-name="T1"><text:tab/><text:tab/></text:span><text:span text:style-name="T11">&lt;!-- Audit fields --&gt;</text:span></text:p>
      <text:p text:style-name="P13"/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company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user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oft-page-break/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createDate"</text:span><text:span text:style-name="T5"> </text:span><text:span text:style-name="T6">type</text:span><text:span text:style-name="T1">=</text:span><text:span text:style-name="T7">"Date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modifiedDate"</text:span><text:span text:style-name="T5"> </text:span><text:span text:style-name="T6">type</text:span><text:span text:style-name="T1">=</text:span><text:span text:style-name="T7">"Date"</text:span><text:span text:style-name="T5"> </text:span><text:span text:style-name="T3">/&gt;</text:span></text:p>
      <text:p text:style-name="P13"/>
      <text:p text:style-name="P12"><text:span text:style-name="T1"><text:tab/><text:tab/></text:span><text:span text:style-name="T11">&lt;!-- Other fields --&gt;</text:span></text:p>
      <text:p text:style-name="P13"/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business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fullNam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workingRole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telNo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email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mappingUserId"</text:span><text:span text:style-name="T5"> </text:span><text:span text:style-name="T6">type</text:span><text:span text:style-name="T1">=</text:span><text:span text:style-name="T7">"lo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hasPermissions"</text:span><text:span text:style-name="T5"> </text:span><text:span text:style-name="T6">type</text:span><text:span text:style-name="T1">=</text:span><text:span text:style-name="T7">"String"</text:span><text:span text:style-name="T5"> </text:span><text:span text:style-name="T3">/&gt;</text:span></text:p>
      <text:p text:style-name="P12"><text:span text:style-name="T1"><text:tab/><text:tab/></text:span><text:span text:style-name="T3">&lt;</text:span><text:span text:style-name="T4">column</text:span><text:span text:style-name="T5"> </text:span><text:span text:style-name="T6">name</text:span><text:span text:style-name="T1">=</text:span><text:span text:style-name="T7">"accountStatus"</text:span><text:span text:style-name="T5"> </text:span><text:span text:style-name="T6">type</text:span><text:span text:style-name="T1">=</text:span><text:span text:style-name="T7">"int"</text:span><text:span text:style-name="T5"> </text:span><text:span text:style-name="T3">/&gt;</text:span></text:p>
      <text:p text:style-name="P15"><text:tab/><text:tab/></text:p>
      <text:p text:style-name="P12"><text:span text:style-name="T1"><text:tab/><text:tab/></text:span><text:span text:style-name="T11">&lt;!-- Order --&gt;</text:span></text:p>
      <text:p text:style-name="P12"><text:span text:style-name="T1"><text:tab/><text:tab/></text:span><text:span text:style-name="T3">&lt;</text:span><text:span text:style-name="T4">order</text:span><text:span text:style-name="T5"> </text:span><text:span text:style-name="T6">by</text:span><text:span text:style-name="T1">=</text:span><text:span text:style-name="T7">"asc"</text:span><text:span text:style-name="T3">&gt;</text:span></text:p>
      <text:p text:style-name="P12"><text:span text:style-name="T1"><text:tab/><text:tab/><text:tab/></text:span><text:span text:style-name="T3">&lt;</text:span><text:span text:style-name="T4">order-column</text:span><text:span text:style-name="T5"> </text:span><text:span text:style-name="T6">name</text:span><text:span text:style-name="T1">=</text:span><text:span text:style-name="T7">"fullName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order</text:span><text:span text:style-name="T3">&gt;</text:span></text:p>
      <text:p text:style-name="P13"/>
      <text:p text:style-name="P12"><text:span text:style-name="T1"><text:tab/><text:tab/></text:span><text:span text:style-name="T11">&lt;!-- Finder methods --&gt;</text:span></text:p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roupId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5"><text:tab/><text:tab/></text:p>
      <text:p text:style-name="P12"><text:span text:style-name="T1"><text:tab/><text:tab/></text:span><text:span text:style-name="T3">&lt;</text:span><text:span text:style-name="T4">finder</text:span><text:span text:style-name="T5"> </text:span><text:span text:style-name="T6">name</text:span><text:span text:style-name="T1">=</text:span><text:span text:style-name="T7">"GroupBusiness"</text:span><text:span text:style-name="T5"> </text:span><text:span text:style-name="T6">return-type</text:span><text:span text:style-name="T1">=</text:span><text:span text:style-name="T7">"Collection"</text:span><text:span text:style-name="T3">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groupId"</text:span><text:span text:style-name="T5"> </text:span><text:span text:style-name="T3">/&gt;</text:span></text:p>
      <text:p text:style-name="P12"><text:span text:style-name="T1"><text:tab/><text:tab/><text:tab/></text:span><text:span text:style-name="T3">&lt;</text:span><text:span text:style-name="T4">finder-column</text:span><text:span text:style-name="T5"> </text:span><text:span text:style-name="T6">name</text:span><text:span text:style-name="T1">=</text:span><text:span text:style-name="T7">"businessId"</text:span><text:span text:style-name="T5"> </text:span><text:span text:style-name="T3">/&gt;</text:span></text:p>
      <text:p text:style-name="P12"><text:span text:style-name="T1"><text:tab/><text:tab/></text:span><text:span text:style-name="T3">&lt;/</text:span><text:span text:style-name="T4">finder</text:span><text:span text:style-name="T3">&gt;</text:span></text:p>
      <text:p text:style-name="P13"/>
      <text:p text:style-name="P12"><text:span text:style-name="T1"><text:tab/><text:tab/></text:span><text:span text:style-name="T3">&lt;</text:span><text:span text:style-name="T4">reference</text:span><text:span text:style-name="T5"> </text:span><text:span text:style-name="T6">entity</text:span><text:span text:style-name="T1">=</text:span><text:span text:style-name="T7">"User"</text:span><text:span text:style-name="T5"> </text:span><text:span text:style-name="T6">package-path</text:span><text:span text:style-name="T1">=</text:span><text:span text:style-name="T7">"com.liferay.portal"</text:span><text:span text:style-name="T5"> </text:span><text:span text:style-name="T3">/&gt;</text:span></text:p>
      <text:p text:style-name="P12"><text:span text:style-name="T1"><text:tab/></text:span><text:span text:style-name="T3">&lt;/</text:span><text:span text:style-name="T4">entity</text:span><text:span text:style-name="T3">&gt;</text:span></text:p>
      <text:p text:style-name="P13"/>
      <text:p text:style-name="P12"><text:span text:style-name="T1"><text:tab/></text:span><text:span text:style-name="T3">&lt;</text:span><text:span text:style-name="T4">exceptions</text:span><text:span text:style-name="T3">&gt;</text:span></text:p>
      <text:p text:style-name="P12"><text:span text:style-name="T1"><text:tab/><text:tab/></text:span><text:span text:style-name="T3">&lt;</text:span><text:span text:style-name="T4">exception</text:span><text:span text:style-name="T3">&gt;</text:span><text:span text:style-name="T1">EmptyCitizenName</text:span><text:span text:style-name="T3">&lt;/</text:span><text:span text:style-name="T4">exception</text:span><text:span text:style-name="T3">&gt;</text:span></text:p>
      <text:p text:style-name="P12"><text:span text:style-name="T1"><text:tab/><text:tab/></text:span><text:span text:style-name="T3">&lt;</text:span><text:span text:style-name="T4">exception</text:span><text:span text:style-name="T3">&gt;</text:span><text:span text:style-name="T1">EmptyBusinessName</text:span><text:span text:style-name="T3">&lt;/</text:span><text:span text:style-name="T4">exception</text:span><text:span text:style-name="T3">&gt;</text:span></text:p>
      <text:p text:style-name="P12"><text:span text:style-name="T1"><text:tab/><text:tab/></text:span><text:span text:style-name="T3">&lt;</text:span><text:span text:style-name="T4">exception</text:span><text:span text:style-name="T3">&gt;</text:span><text:span text:style-name="T1">OutOfLengthCitizenName</text:span><text:span text:style-name="T3">&lt;/</text:span><text:span text:style-name="T4">exception</text:span><text:span text:style-name="T3">&gt;</text:span></text:p>
      <text:p text:style-name="P12"><text:span text:style-name="T1"><text:tab/><text:tab/></text:span><text:span text:style-name="T3">&lt;</text:span><text:span text:style-name="T4">exception</text:span><text:span text:style-name="T3">&gt;</text:span><text:span text:style-name="T1">OutOfLengthBusinessName</text:span><text:span text:style-name="T3">&lt;/</text:span><text:span text:style-name="T4">exception</text:span><text:span text:style-name="T3">&gt;</text:span></text:p>
      <text:p text:style-name="P12"><text:span text:style-name="T1"><text:tab/><text:tab/></text:span><text:span text:style-name="T3">&lt;</text:span><text:span text:style-name="T4">exception</text:span><text:span text:style-name="T3">&gt;</text:span><text:span text:style-name="T1">OutOfLengthBusinessEnName</text:span><text:span text:style-name="T3">&lt;/</text:span><text:span text:style-name="T4">exception</text:span><text:span text:style-name="T3">&gt;</text:span></text:p>
      <text:p text:style-name="P12"><text:span text:style-name="T1"><text:tab/><text:tab/></text:span><text:span text:style-name="T3">&lt;</text:span><text:span text:style-name="T4">exception</text:span><text:span text:style-name="T3">&gt;</text:span><text:span text:style-name="T1">OutOfLengthBusinessShortName</text:span><text:span text:style-name="T3">&lt;/</text:span><text:span text:style-name="T4">exception</text:span><text:span text:style-name="T3">&gt;</text:span></text:p>
      <text:p text:style-name="P12"><text:span text:style-name="T1"><text:tab/></text:span><text:span text:style-name="T3">&lt;/</text:span><text:span text:style-name="T4">exceptions</text:span><text:span text:style-name="T3">&gt;</text:span></text:p>
      <text:p text:style-name="P6"><text:span text:style-name="T3">&lt;/</text:span><text:span text:style-name="T4">service-builder</text:span><text:span text:style-name="T3">&gt;</text:span></text:p>
      <text:p text:style-name="P11"/>
      <text:p text:style-name="P11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Dang Khoa</meta:initial-creator>
    <meta:creation-date>2016-03-24T17:25:08.412493343</meta:creation-date>
    <dc:date>2016-03-25T09:59:47.722804068</dc:date>
    <dc:creator>Vu Dang Khoa</dc:creator>
    <meta:editing-duration>PT11M8S</meta:editing-duration>
    <meta:editing-cycles>8</meta:editing-cycles>
    <meta:generator>LibreOffice/5.0.5.2$Linux_X86_64 LibreOffice_project/00$Build-2</meta:generator>
    <meta:document-statistic meta:table-count="0" meta:image-count="0" meta:object-count="0" meta:page-count="5" meta:paragraph-count="230" meta:word-count="592" meta:character-count="7622" meta:non-whitespace-character-count="6793"/>
  </office:meta>
</office:document-meta>
</file>